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7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3" table:default-cell-style-name="ce1"/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</table:table-row>
      </table:table>
      <table:table table:name="Sheet1_2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6:31:32.325678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6:24:24.344016815</meta:creation-date>
    <dc:date>2018-12-09T16:46:33.811776407</dc:date>
    <meta:editing-duration>PT19M57S</meta:editing-duration>
    <meta:editing-cycles>25</meta:editing-cycles>
    <meta:generator>LibreOffice/5.1.6.2$Linux_X86_64 LibreOffice_project/10m0$Build-2</meta:generator>
    <meta:document-statistic meta:table-count="2" meta:cell-count="23" meta:object-count="0"/>
  </office:meta>
</office:document-meta>
</file>